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277cm" svg:x="1.4cm" svg:y="0.452cm" presentation:class="title" presentation:user-transformed="true">
          <draw:text-box>
            <text:p>Progetto Basi Di Dati Territoriali 2015/2016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Indagine statistica:</text:p>
            <text:p text:style-name="P1"><text:s/>popolazione della provincia di Bolzano</text:p>
            <text:p text:style-name="P1"/>
            <text:p text:style-name="P2"/>
            <text:p text:style-name="P2"><text:span text:style-name="T1">Flavio Mascetti 262277</text:span></text:p>
            <text:p text:style-name="P2"><text:span text:style-name="T1">Julian Sparber 26032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iettivo del progett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Effettuare un indagine statistica sulla popolazione della regione Trentino-Alto Adige:</text:p>
              </text:list-header>
              <text:list-item>
                <text:p>Differenza negli ultimi 8 <text:s/>anni dell'appartenenza ai gruppi linguistici</text:p>
              </text:list-item>
              <text:list-item>
                <text:p>Turismo (aree con minore frequenza da valorizz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i e Strument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l fine del progetto è quello di fornire alla regione un elaborazione dei dati utile a consigliare aree che hanno bisogno di una maggiore valorizzazione.</text:p>
                <text:p/>
                <text:p>A tale scopo si utilizzerà il software libero <text:a xlink:href="http://qgis.org/" xlink:type="simple">QGis</text:a></text:p>
                <text:p/>
                <text:p>I dati che verranno utilizzati sono prelevati presso il <text:a xlink:href="http://www.siag.it/" xlink:type="simple">SIAG</text:a> <text:s/>(azienza che sviluppa software per la provincia) e disponibili sia per la visualizzazione che per il download sul loro <text:a xlink:href="http://qlikview.services.siag.it/QvAJAXZfc/OPENdoc.htm?DOCUMENT=Daticomunali.qvw&amp;host=QVS%40titan-a&amp;anonymous=true" xlink:type="simple">sito</text:a>.</text:p>
                <text:p/>
                <text:p>Gli shapefile dei confini amministrativi della regione sono forniti dal <text:a xlink:href="http://www.retecivica.bz.it/it/default.asp" xlink:type="simple">portale</text:a> della pubblica amministrazione presso il <text:a xlink:href="http://geocatalogo.retecivica.bz.it/geokatalog/#!" xlink:type="simple">link</text:a>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istema di riferiment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 dati forniti usano il sistema di riferimento .</text:p>
                <text:p/>
                <text:p>Tutti i dati utilizzati nel progetto sono badati sullo stesso sistema di riferimento, dunque è banale assumere <text:s/>come sistema di riferimento per l'intero progetto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erimento dati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 necessario importare lo shapefile dei confini amministrativi tramite il comando add data.</text:p>
                <text:p/>
              </text:list-item>
              <text:list-item>
                <text:p>Successivamente si effettua un join con la tabella contenente I dati su cui vogliamo operare. L'operazione di join permette di associare I dati importati a quelli già contenuti nella tabella degli attributi dello shapefile. Per effettuarlo di può usare il comando join and relates → join sul livello scelto, e decidere I campi sui quali basare l'operazione di join.</text:p>
                <text:p/>
              </text:list-item>
              <text:list-item>
                <text:p>Infine è opportuno esportare lo shapefile con I dati aggiornati tramite il menu Data → Export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ature to poin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4.277cm" svg:x="1.4cm" svg:y="0.452cm" presentation:class="title" presentation:user-transformed="true">
          <draw:text-box>
            <text:p>Valori compromettenti (se necessario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polazion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ampa dei color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lassificazione: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tract by Mask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isi dei risultat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9:44:11.386574255</meta:creation-date>
    <dc:date>2016-03-14T15:40:22.011515659</dc:date>
    <meta:editing-duration>PT4H57M40S</meta:editing-duration>
    <meta:editing-cycles>11</meta:editing-cycles>
    <meta:generator>LibreOffice/5.0.5.2$Linux_X86_64 LibreOffice_project/00m0$Build-2</meta:generator>
    <meta:document-statistic meta:object-count="72"/>
  </office:meta>
</office:document-meta>
</file>